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FunctionAdapter.getLastModified( HttpServletRequest request ,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FunctionAdapter.setAsyncReques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Context.messageConver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Context.ServerRequestContext( ServerRequest server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FunctionAdapter.getServerRequest( HttpServletRequest servlet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rFunctionAdapter.getWebAsyncManager( HttpServletRequest servletRequest , HttpServletResponse servlet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rFunctionAdapter.supports(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FunctionAdapter.handle( HttpServletRequest servletRequest , HttpServletResponse servletResponse , Object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andlerFunctionAdapt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FunctionAdapter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FunctionAdapter.handleAsync( WebAsyncManager asyncMana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